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3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10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start">
        <style:tab-stops>
          <style:tab-stop style:position="0.78cm"/>
        </style:tab-stops>
      </style:paragraph-properties>
    </style:style>
    <style:style style:name="P15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size="32pt" fo:text-shadow="1pt 1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Nimbus Sans L'" style:font-family-generic="swiss" style:font-pitch="variable" fo:font-size="20pt" style:font-size-asian="20pt" style:font-size-complex="20pt"/>
    </style:style>
    <style:style style:name="T8" style:family="text">
      <style:text-properties fo:font-family="Dustismo" style:font-pitch="variable" fo:font-size="20pt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2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3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4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3">Projekt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4"><text:tab/></text:span><text:span text:style-name="T1">eigenes Repository für</text:span><text:span text:style-name="T4"> </text:span><text:span text:style-name="T5">sidux</text:span><text:span text:style-name="T4">-</text:span><text:span text:style-name="T1">Kernel, -Applikationen, -Artwork und Fixes</text:span><text:span text:style-name="T1">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1">bietet durch hochaktuelle Kernel bestmögliche Hardwareunterstützung und</text:span><text:span text:style-name="T1"><text:line-break/></text:span><text:span text:style-name="T1"><text:tab/></text:span><text:span text:style-name="T1">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1">wird von einer aktiven Community und dem </text:span><text:span text:style-name="T6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5"><text:span text:style-name="T3">Besonderheiten</text:span><text:span text:style-name="T3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4" text:style-name="P5"><text:span text:style-name="T3">CD/DVD-Releases</text:span><text:span text:style-name="T3">:</text:span></text:p>
          </draw:text-box>
        </draw:frame>
        <draw:frame draw:style-name="gr5" draw:text-style-name="P7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zu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7">die</text:span><text:span text:style-name="T8"> </text:span><text:span text:style-name="T1">live CD/DVD-Systeme laufen ohne jegliche Beeinflussung des primär installierten Systems</text:span><text:span text:style-name="T1"><text:line-break/></text:span><text:span text:style-name="T1">→ </text:span><text:span text:style-name="T9">perfekt für den 1. Kontakt mit </text:span><text:span text:style-name="T10">sidux</text:span><text:span text:style-name="T9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9">optimal für längere Tests mit </text:span><text:span text:style-name="T10">sidux</text:span><text:span text:style-name="T9">/Linux</text:span></text:p>
                  </text:list-item>
                </text:list>
                <text:p text:style-name="P1"><text:span text:style-name="T9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5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9" draw:layer="layout" svg:width="25.2cm" svg:height="1.7cm" svg:x="1.4cm" svg:y="1.9cm">
          <draw:text-box>
            <text:p text:id="id21" text:style-name="P8"><text:span text:style-name="T3">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7" text:style-name="P5"><text:span text:style-name="T3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6" text:style-name="P5"><text:span text:style-name="T3">Hilfe</text:span><text:span text:style-name="T3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1">Handbuch (aktuell in 16 Sprachen) unter</text:span><text:span text:style-name="T1"><text:line-break/></text:span><text:span text:style-name="T1"><text:tab/></text:span><text:span text:style-name="T11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2"> </text:span><text:span text:style-name="T11">irc.oftc.net</text:span><text:span text:style-name="T1"> im Channel </text:span><text:span text:style-name="T11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1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1">Webseite unter </text:span><text:span text:style-name="T11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2" text:style-name="P5"><text:span text:style-name="T3">Aktivitäten der C</text:span><text:span text:style-name="T3">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3" text:style-name="P10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10"><text:span text:style-name="T1">z.B. in München:</text:span><text:span text:style-name="T1"><text:line-break/></text:span><text:span text:style-name="T1">jeden zweiten Samstag im Monat </text:span><text:span text:style-name="T6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1"><text:span text:style-name="T1">z.B. in Aachen, Bremen, Darmstadt und Hamburg: </text:span><text:span text:style-name="T1"><text:line-break/></text:span><text:span text:style-name="T6">Treffen</text:span><text:span text:style-name="T1"> und </text:span><text:span text:style-name="T6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2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1">events@sidux-ev.de</text:span><text:span text:style-name="T1">, im Chat </text:span><text:span text:style-name="T11">irc.oftc.net</text:span><text:span text:style-name="T1"> im Channel </text:span><text:span text:style-name="T11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6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2" draw:text-style-name="P13" draw:layer="layout" svg:width="25.2cm" svg:height="1.7cm" svg:x="1.4cm" svg:y="1.9cm">
          <draw:text-box>
            <text:p text:style-name="P5"><text:span text:style-name="T13">Kommende Treffen:</text:span></text:p>
          </draw:text-box>
        </draw:frame>
        <draw:frame draw:style-name="gr11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style-name="P10"><text:span text:style-name="T1">17. September 2010 Meet &amp; Greet, Hamburg</text:span></text:p>
              </text:list-item>
            </text:list>
            <text:p text:style-name="P10"><text:span text:style-name="T1"/></text:p>
            <text:list text:continue-numbering="true" text:style-name="L3">
              <text:list-item>
                <text:p text:style-name="P10"><text:span text:style-name="T1">02. und 03. Oktober Aachen-Treff</text:span></text:p>
              </text:list-item>
            </text:list>
            <text:p text:style-name="P1"><text:span text:style-name="T1"/></text:p>
            <text:list text:style-name="L4">
              <text:list-item>
                <text:p text:style-name="P11"><text:span text:style-name="T1">12. November Meet &amp; Greet, Oberhausen</text:span></text:p>
                <text:p text:style-name="P1"><text:span text:style-name="T1"/></text:p>
              </text:list-item>
            </text:list>
            <text:list text:style-name="L5">
              <text:list-item>
                <text:p text:style-name="P12"><text:span text:style-name="T1">??. Dezember Weihnachts-Brunch, Hamburg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draw:id="id51">
        <office:forms form:automatic-focus="false" form:apply-design-mode="false"/>
        <draw:frame draw:style-name="gr12" draw:text-style-name="P15" draw:layer="layout" svg:width="25.2cm" svg:height="16cm" svg:x="1.4cm" svg:y="3.8cm">
          <draw:text-box>
            <text:p text:id="id53" text:style-name="P14"><text:span text:style-name="T1">Der </text:span><text:span text:style-name="T6">sidux e.V.</text:span><text:span text:style-name="T1"> ist mit seinem Messestand unter anderem vertreten bei:</text:span></text:p>
            <text:p text:style-name="P8"><text:span text:style-name="T1"/></text:p>
            <text:p text:id="id54" text:style-name="P14"><text:span text:style-name="T1">FrOSCon St. Augustin, Froscamp Zürich, FOSDEM Brüssel, Oldenburger LIT, Augsburger Linux-Infotag, Chemnitzer Linux-Tage, SIGINT Köln, Software Freedom Day Hamburg, OpenRheinRuhr, LinuxTag Berlin</text:span></text:p>
            <text:p text:style-name="P8"><text:span text:style-name="T1"/></text:p>
            <text:p text:id="id55" text:style-name="P14"><text:span text:style-name="T1">Den </text:span><text:span text:style-name="T6">sidux e.V.</text:span><text:span text:style-name="T1"> erreichen Sie unter:</text:span></text:p>
            <text:p text:style-name="P14"><text:span text:style-name="T1"/></text:p>
            <text:p text:id="id56" text:style-name="P14"><text:span text:style-name="T1">Homepage:</text:span><text:span text:style-name="T11"> http://sidux-ev.de</text:span></text:p>
            <text:p text:style-name="P14"><text:span text:style-name="T11"/></text:p>
            <text:p text:id="id57" text:style-name="P14"><text:span text:style-name="T14">Mail: </text:span><text:span text:style-name="T11">sidux-ev@sidux-ev.de</text:span></text:p>
            <text:p text:style-name="P14"><text:span text:style-name="T1"/></text:p>
            <text:p text:id="id58" text:style-name="P14"><text:span text:style-name="T1">Wiki: </text:span><text:span text:style-name="T11">http://wiki.sidux-ev.org</text:span></text:p>
            <text:p text:style-name="P14"><text:span text:style-name="T11"/></text:p>
            <text:p text:id="id59" text:style-name="P14"><text:span text:style-name="T14">IRC: </text:span><text:span text:style-name="T11">irc.oftc.net, channel: #sidux-ev</text:span></text:p>
          </draw:text-box>
        </draw:frame>
        <draw:frame draw:style-name="gr2" draw:text-style-name="P13" draw:layer="layout" svg:width="25.2cm" svg:height="1.7cm" svg:x="1.4cm" svg:y="1.9cm">
          <draw:text-box>
            <text:p text:id="id52" text:style-name="P5"><text:span text:style-name="T13">sidux e.V.:</text:span></text:p>
          </draw:text-box>
        </draw:frame>
        <anim:par presentation:node-type="timing-root">
          <anim:par smil:begin="id5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width" smil:values="0;width" smil:keyTimes="0;1"/>
                  <anim:animate smil:dur="0.5s" smil:fill="hold" smil:targetElement="id52" anim:sub-item="text" smil:attributeName="height" smil:values="0;height" smil:keyTimes="0;1"/>
                  <anim:transitionFilter smil:dur="0.5s" smil:targetElement="id5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draw:id="id60">
        <office:forms form:automatic-focus="false" form:apply-design-mode="false"/>
        <draw:frame draw:style-name="gr13" draw:text-style-name="P16" draw:layer="layout" svg:width="25.2cm" svg:height="16cm" svg:x="1.4cm" svg:y="3.8cm">
          <draw:text-box>
            <text:p text:id="id62" text:style-name="P8"><text:span text:style-name="T1">Viel Spaß mit </text:span><text:span text:style-name="T5">sidux</text:span><text:span text:style-name="T1"> und eine interessante Zeit bei der FrOSCon 2010 in St. Augustin wünschen Ihnen:</text:span></text:p>
            <text:p text:style-name="P8"><text:span text:style-name="T1"/></text:p>
            <text:p text:id="id63" text:style-name="P14"><text:span text:style-name="T1"/></text:p>
            <text:p text:style-name="P8"><text:span text:style-name="T6">?</text:span><text:span text:style-name="T6"><text:tab/></text:span><text:span text:style-name="T6"><text:tab/></text:span><text:span text:style-name="T6">?</text:span></text:p>
            <text:p text:id="id64" text:style-name="P8"><text:span text:style-name="T6"/></text:p>
            <text:p text:style-name="P8"><text:span text:style-name="T6">? <text:s text:c="2"/>?</text:span></text:p>
            <text:p text:style-name="P8"><text:span text:style-name="T6"/></text:p>
            <text:p text:id="id65" text:style-name="P8"><text:span text:style-name="T6">?</text:span><text:span text:style-name="T6"><text:tab/></text:span><text:span text:style-name="T6"> <text:s/>?</text:span></text:p>
            <text:p text:style-name="P14"><text:span text:style-name="T6"/></text:p>
            <text:p text:style-name="P8"><text:span text:style-name="T1">Ihr </text:span><text:span text:style-name="T5">sidux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text:id="id61" text:style-name="P5"><text:span text:style-name="T3">FrOSCon 2010</text:span></text:p>
          </draw:text-box>
        </draw:frame>
        <anim:par presentation:node-type="timing-root">
          <anim:par smil:begin="id6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  <anim:transitionFilter smil:dur="0.5s" smil:targetElement="id6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FrOSCon 2010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10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6-12T16:59:44.29</dc:date>
    <meta:editing-duration>PT08H00M59S</meta:editing-duration>
    <meta:editing-cycles>56</meta:editing-cycles>
    <meta:generator>OpenOffice.org/3.2$Win32 OpenOffice.org_project/320m12$Build-9483</meta:generator>
    <dc:creator>Walter Güldenberg</dc:creator>
    <meta:document-statistic meta:object-count="65"/>
  </office:meta>
</office:document-meta>
</file>